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Helvetica" svg:font-family="Helvetica"/>
    <style:font-face style:name="Times" svg:font-family="Times"/>
    <style:font-face style:name="DejaVu Sans" svg:font-family="'DejaVu Sans'" style:font-family-generic="system" style:font-pitch="variable"/>
  </office:font-face-decls>
  <office:automatic-styles>
    <style:style style:name="Table1" style:family="table">
      <style:table-properties style:width="16.51cm" table:align="margins"/>
    </style:style>
    <style:style style:name="Table1.A" style:family="table-column">
      <style:table-column-properties style:column-width="8.255cm" style:rel-column-width="32767*"/>
    </style:style>
    <style:style style:name="Table1.B" style:family="table-column">
      <style:table-column-properties style:column-width="8.255cm" style:rel-column-width="32768*"/>
    </style:style>
    <style:style style:name="Table1.A1" style:family="table-cell">
      <style:table-cell-properties fo:padding="0.097cm" fo:border="none"/>
    </style:style>
    <style:style style:name="P1" style:family="paragraph" style:parent-style-name="Standard">
      <style:paragraph-properties fo:text-align="center" style:justify-single-word="false"/>
      <style:text-properties fo:color="#000000" style:font-name="Arial" fo:font-size="14pt"/>
    </style:style>
    <style:style style:name="P2" style:family="paragraph" style:parent-style-name="Standard">
      <style:text-properties fo:color="#000000" style:font-name="Arial" fo:font-size="11pt"/>
    </style:style>
    <style:style style:name="P3" style:family="paragraph" style:parent-style-name="Standard">
      <style:paragraph-properties>
        <style:tab-stops>
          <style:tab-stop style:position="0.388cm"/>
          <style:tab-stop style:position="1.27cm"/>
        </style:tab-stops>
      </style:paragraph-properties>
      <style:text-properties fo:color="#000000" style:font-name="Arial" fo:font-size="11pt"/>
    </style:style>
    <style:style style:name="P4" style:family="paragraph" style:parent-style-name="Standard">
      <style:text-properties fo:color="#000000" style:font-name="Arial" fo:font-size="10pt"/>
    </style:style>
    <style:style style:name="P5" style:family="paragraph" style:parent-style-name="Standard">
      <style:paragraph-properties fo:line-height="120%"/>
      <style:text-properties fo:color="#000000" style:font-name="Arial" fo:font-size="10pt"/>
    </style:style>
    <style:style style:name="P6" style:family="paragraph" style:parent-style-name="Standard">
      <style:paragraph-properties fo:margin-top="0.101cm" fo:margin-bottom="0.101cm" loext:contextual-spacing="false">
        <style:tab-stops>
          <style:tab-stop style:position="1cm"/>
        </style:tab-stops>
      </style:paragraph-properties>
      <style:text-properties fo:color="#000000" style:font-name="Arial" fo:font-size="10pt"/>
    </style:style>
    <style:style style:name="P7" style:family="paragraph" style:parent-style-name="Standard">
      <style:paragraph-properties fo:margin-top="0.101cm" fo:margin-bottom="0.101cm" loext:contextual-spacing="false">
        <style:tab-stops>
          <style:tab-stop style:position="0cm"/>
        </style:tab-stops>
      </style:paragraph-properties>
      <style:text-properties fo:color="#000000" style:font-name="Arial" fo:font-size="10pt"/>
    </style:style>
    <style:style style:name="P8" style:family="paragraph" style:parent-style-name="Standard">
      <style:paragraph-properties fo:margin-top="0.101cm" fo:margin-bottom="0.101cm" loext:contextual-spacing="false"/>
      <style:text-properties fo:color="#000000" style:font-name="Helvetica" fo:font-size="10pt"/>
    </style:style>
    <style:style style:name="P9" style:family="paragraph" style:parent-style-name="Standard">
      <style:paragraph-properties fo:text-align="center" style:justify-single-word="false"/>
      <style:text-properties fo:color="#000000" style:font-name="Arial" fo:font-size="14pt" fo:letter-spacing="normal" fo:font-weight="bold"/>
    </style:style>
    <style:style style:name="P10" style:family="paragraph" style:parent-style-name="Standard">
      <style:paragraph-properties>
        <style:tab-stops>
          <style:tab-stop style:position="0cm"/>
        </style:tab-stops>
      </style:paragraph-properties>
      <style:text-properties fo:color="#000000" style:font-name="Arial" fo:font-size="11pt" fo:letter-spacing="normal" fo:font-style="italic" style:text-underline-style="solid" style:text-underline-width="auto" style:text-underline-color="font-color"/>
    </style:style>
    <style:style style:name="P11" style:family="paragraph" style:parent-style-name="Standard">
      <style:text-properties fo:color="#000000" style:font-name="Arial" fo:font-size="10pt" fo:letter-spacing="normal"/>
    </style:style>
    <style:style style:name="P12" style:family="paragraph" style:parent-style-name="Standard">
      <style:paragraph-properties fo:text-align="center" style:justify-single-word="false"/>
      <style:text-properties fo:color="#000000" style:font-name="Arial" fo:font-size="10pt" fo:letter-spacing="normal" fo:font-weight="bold"/>
    </style:style>
    <style:style style:name="P13" style:family="paragraph" style:parent-style-name="Standard">
      <style:paragraph-properties fo:margin-top="0.201cm" fo:margin-bottom="0.201cm" loext:contextual-spacing="false"/>
      <style:text-properties fo:color="#000000" style:font-name="Arial" fo:font-size="11pt" fo:letter-spacing="normal" fo:font-style="italic" style:text-underline-style="solid" style:text-underline-width="auto" style:text-underline-color="font-color"/>
    </style:style>
    <style:style style:name="P14" style:family="paragraph" style:parent-style-name="Standard" style:list-style-name="L1">
      <style:paragraph-properties fo:margin-left="1.27cm" fo:margin-right="0cm" fo:margin-top="0.201cm" fo:margin-bottom="0.201cm" loext:contextual-spacing="false" fo:text-indent="-1.27cm" style:auto-text-indent="false">
        <style:tab-stops>
          <style:tab-stop style:position="0.388cm"/>
          <style:tab-stop style:position="1.27cm"/>
        </style:tab-stops>
      </style:paragraph-properties>
      <style:text-properties fo:color="#000000" style:font-name="Arial" fo:font-size="10pt" fo:letter-spacing="normal"/>
    </style:style>
    <style:style style:name="P15" style:family="paragraph" style:parent-style-name="Standard" style:list-style-name="L2">
      <style:paragraph-properties fo:margin-left="1.27cm" fo:margin-right="0cm" fo:margin-top="0.101cm" fo:margin-bottom="0.101cm" loext:contextual-spacing="false" fo:text-indent="-1.27cm" style:auto-text-indent="false">
        <style:tab-stops>
          <style:tab-stop style:position="0.388cm"/>
          <style:tab-stop style:position="1.27cm"/>
        </style:tab-stops>
      </style:paragraph-properties>
      <style:text-properties fo:color="#000000" style:font-name="Arial" fo:font-size="10pt"/>
    </style:style>
    <style:style style:name="P16" style:family="paragraph" style:parent-style-name="Standard" style:list-style-name="L2">
      <style:paragraph-properties fo:margin-left="1.27cm" fo:margin-right="0cm" fo:margin-top="0.101cm" fo:margin-bottom="0.101cm" loext:contextual-spacing="false" fo:text-indent="-1.27cm" style:auto-text-indent="false">
        <style:tab-stops>
          <style:tab-stop style:position="0.388cm"/>
          <style:tab-stop style:position="1.27cm"/>
        </style:tab-stops>
      </style:paragraph-properties>
      <style:text-properties fo:color="#000000" style:font-name="Arial" fo:font-size="10pt" fo:letter-spacing="normal"/>
    </style:style>
    <style:style style:name="P17" style:family="paragraph" style:parent-style-name="Standard" style:list-style-name="L3">
      <style:paragraph-properties fo:margin-left="1.27cm" fo:margin-right="0cm" fo:margin-top="0.101cm" fo:margin-bottom="0.101cm" loext:contextual-spacing="false" fo:text-indent="-1.27cm" style:auto-text-indent="false">
        <style:tab-stops>
          <style:tab-stop style:position="0.388cm"/>
          <style:tab-stop style:position="1.27cm"/>
        </style:tab-stops>
      </style:paragraph-properties>
      <style:text-properties fo:color="#000000" style:font-name="Helvetica" fo:font-size="10pt" fo:letter-spacing="normal"/>
    </style:style>
    <style:style style:name="P18" style:family="paragraph" style:parent-style-name="Standard" style:list-style-name="L3">
      <style:paragraph-properties fo:margin-left="1.27cm" fo:margin-right="0cm" fo:text-indent="-1.27cm" style:auto-text-indent="false">
        <style:tab-stops>
          <style:tab-stop style:position="0.388cm"/>
          <style:tab-stop style:position="1.27cm"/>
        </style:tab-stops>
      </style:paragraph-properties>
      <style:text-properties fo:color="#000000" style:font-name="Helvetica" fo:font-size="10pt" fo:letter-spacing="normal"/>
    </style:style>
    <style:style style:name="P19" style:family="paragraph" style:parent-style-name="Standard" style:list-style-name="L1">
      <style:paragraph-properties fo:margin-left="2.54cm" fo:margin-right="0cm" fo:margin-top="0.101cm" fo:margin-bottom="0.101cm" loext:contextual-spacing="false" fo:text-indent="-2.54cm" style:auto-text-indent="false">
        <style:tab-stops>
          <style:tab-stop style:position="1.658cm"/>
          <style:tab-stop style:position="2.54cm"/>
        </style:tab-stops>
      </style:paragraph-properties>
      <style:text-properties fo:color="#000000" style:font-name="Arial" fo:font-size="10pt" fo:letter-spacing="normal"/>
    </style:style>
    <style:style style:name="P20" style:family="paragraph" style:parent-style-name="Standard" style:list-style-name="L3">
      <style:paragraph-properties fo:margin-left="2.54cm" fo:margin-right="0cm" fo:margin-top="0.101cm" fo:margin-bottom="0.101cm" loext:contextual-spacing="false" fo:text-indent="-2.54cm" style:auto-text-indent="false">
        <style:tab-stops>
          <style:tab-stop style:position="1.658cm"/>
          <style:tab-stop style:position="2.54cm"/>
        </style:tab-stops>
      </style:paragraph-properties>
      <style:text-properties fo:color="#000000" style:font-name="Helvetica" fo:font-size="10pt" fo:letter-spacing="normal"/>
    </style:style>
    <style:style style:name="P21" style:family="paragraph" style:parent-style-name="Standard" style:list-style-name="L3">
      <style:paragraph-properties fo:margin-left="2.54cm" fo:margin-right="0cm" fo:margin-top="0.101cm" fo:margin-bottom="0.101cm" loext:contextual-spacing="false" fo:text-indent="-2.54cm" style:auto-text-indent="false">
        <style:tab-stops>
          <style:tab-stop style:position="1.658cm"/>
          <style:tab-stop style:position="2.54cm"/>
        </style:tab-stops>
      </style:paragraph-properties>
      <style:text-properties fo:color="#000000" style:font-name="Times" fo:font-size="12pt"/>
    </style:style>
    <style:style style:name="P22" style:family="paragraph" style:parent-style-name="Standard" style:list-style-name="L3">
      <style:paragraph-properties fo:margin-left="2.54cm" fo:margin-right="0cm" fo:text-indent="-2.54cm" style:auto-text-indent="false">
        <style:tab-stops>
          <style:tab-stop style:position="1.658cm"/>
          <style:tab-stop style:position="2.54cm"/>
        </style:tab-stops>
      </style:paragraph-properties>
      <style:text-properties fo:color="#000000" style:font-name="Helvetica" fo:font-size="10pt" fo:letter-spacing="normal"/>
    </style:style>
    <style:style style:name="P23" style:family="paragraph" style:parent-style-name="Standard" style:list-style-name="L3">
      <style:paragraph-properties fo:margin-left="2.54cm" fo:margin-right="0cm" fo:text-indent="-2.54cm" style:auto-text-indent="false">
        <style:tab-stops>
          <style:tab-stop style:position="1.658cm"/>
          <style:tab-stop style:position="2.54cm"/>
        </style:tab-stops>
      </style:paragraph-properties>
      <style:text-properties fo:color="#000000" style:font-name="Times" fo:font-size="12pt"/>
    </style:style>
    <style:style style:name="P24" style:family="paragraph" style:parent-style-name="Standard" style:list-style-name="L1">
      <style:paragraph-properties fo:margin-left="3.81cm" fo:margin-right="0cm" fo:margin-top="0.101cm" fo:margin-bottom="0.101cm" loext:contextual-spacing="false" fo:text-indent="-3.81cm" style:auto-text-indent="false">
        <style:tab-stops>
          <style:tab-stop style:position="2.928cm"/>
          <style:tab-stop style:position="3.81cm"/>
        </style:tab-stops>
      </style:paragraph-properties>
      <style:text-properties fo:color="#000000" style:font-name="Arial" fo:font-size="10pt" fo:letter-spacing="normal"/>
    </style:style>
    <style:style style:name="P25" style:family="paragraph" style:parent-style-name="Standard">
      <style:paragraph-properties fo:margin-top="0.101cm" fo:margin-bottom="0.101cm" loext:contextual-spacing="false">
        <style:tab-stops>
          <style:tab-stop style:position="1cm"/>
        </style:tab-stops>
      </style:paragraph-properties>
      <style:text-properties fo:color="#000000" style:font-name="Arial" fo:font-size="10pt" fo:font-style="italic"/>
    </style:style>
    <style:style style:name="P26" style:family="paragraph" style:parent-style-name="Standard">
      <style:paragraph-properties fo:margin-top="0.101cm" fo:margin-bottom="0.101cm" loext:contextual-spacing="false"/>
      <style:text-properties fo:color="#000000" style:font-name="Arial" fo:font-size="11pt" fo:letter-spacing="normal" fo:font-style="italic" style:text-underline-style="solid" style:text-underline-width="auto" style:text-underline-color="font-color"/>
    </style:style>
    <style:style style:name="P27" style:family="paragraph" style:parent-style-name="Standard">
      <style:paragraph-properties fo:margin-top="0.101cm" fo:margin-bottom="0.101cm" loext:contextual-spacing="false">
        <style:tab-stops>
          <style:tab-stop style:position="0cm"/>
        </style:tab-stops>
      </style:paragraph-properties>
      <style:text-properties fo:color="#000000" style:font-name="Arial" fo:font-size="11pt" fo:letter-spacing="normal" fo:font-style="italic" style:text-underline-style="solid" style:text-underline-width="auto" style:text-underline-color="font-color"/>
    </style:style>
    <style:style style:name="T1" style:family="text">
      <style:text-properties fo:letter-spacing="normal"/>
    </style:style>
    <style:style style:name="T2" style:family="text">
      <style:text-properties fo:letter-spacing="normal" fo:font-style="italic"/>
    </style:style>
    <style:style style:name="T3" style:family="text">
      <style:text-properties fo:font-style="italic"/>
    </style:style>
    <style:style style:name="T4" style:family="text">
      <style:text-properties style:font-name="Times" fo:font-size="12pt" fo:letter-spacing="normal"/>
    </style:style>
    <style:style style:name="T5" style:family="text">
      <style:text-properties fo:font-size="11pt" fo:letter-spacing="normal"/>
    </style:style>
    <style:style style:name="T6" style:family="text">
      <style:text-properties officeooo:rsid="001320c5"/>
    </style:style>
    <text:list-style style:name="L1">
      <text:list-level-style-bullet text:level="1" text:bullet-char="•">
        <style:list-level-properties text:space-before="0.635cm" text:min-label-width="0.635cm"/>
      </text:list-level-style-bullet>
      <text:list-level-style-bullet text:level="2" text:bullet-char="◦">
        <style:list-level-properties text:space-before="1.27cm" text:min-label-width="0.635cm"/>
      </text:list-level-style-bullet>
      <text:list-level-style-bullet text:level="3" text:bullet-char="▪">
        <style:list-level-properties text:space-before="1.905cm" text:min-label-width="0.635cm"/>
      </text:list-level-style-bullet>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bullet-char="•">
        <style:list-level-properties text:space-before="0.635cm" text:min-label-width="0.635cm"/>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bullet-char="•">
        <style:list-level-properties text:space-before="0.635cm" text:min-label-width="0.635cm"/>
      </text:list-level-style-bullet>
      <text:list-level-style-bullet text:level="2" text:bullet-char="◦">
        <style:list-level-properties text:space-before="1.27cm" text:min-label-width="0.635cm"/>
      </text:list-level-style-bullet>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Projektplan</text:p>
      <text:p text:style-name="P1"/>
      <text:p text:style-name="P13">Deliverables:</text:p>
      <text:list xml:id="list1876229687230063612" text:style-name="L1">
        <text:list-item>
          <text:p text:style-name="P14">Projektplan</text:p>
          <text:list>
            <text:list-item>
              <text:p text:style-name="P19">Anforderungsspezifikation</text:p>
              <text:list>
                <text:list-item>
                  <text:p text:style-name="P24">Vision-Dokument</text:p>
                </text:list-item>
                <text:list-item>
                  <text:p text:style-name="P24">Use Cases Brief und Fully Dressed</text:p>
                </text:list-item>
              </text:list>
            </text:list-item>
            <text:list-item>
              <text:p text:style-name="P19">Domänenmodell</text:p>
            </text:list-item>
            <text:list-item>
              <text:p text:style-name="P19">Entwurfsbeschreibung</text:p>
            </text:list-item>
            <text:list-item>
              <text:p text:style-name="P19">Installation, Benutzerdokumentation</text:p>
            </text:list-item>
            <text:list-item>
              <text:p text:style-name="P19">Testspezifikation, Testprotokoll</text:p>
            </text:list-item>
            <text:list-item>
              <text:p text:style-name="P19">Quellcode, Codedokumentation</text:p>
            </text:list-item>
            <text:list-item>
              <text:p text:style-name="P19">Projektmonitoring</text:p>
              <text:list>
                <text:list-item>
                  <text:p text:style-name="P24">Zeiterfassung</text:p>
                </text:list-item>
                <text:list-item>
                  <text:p text:style-name="P24">Codestatistik</text:p>
                </text:list-item>
                <text:list-item>
                  <text:p text:style-name="P24">Soll/Ist-Vergleich</text:p>
                </text:list-item>
                <text:list-item>
                  <text:p text:style-name="P24">persönliche Berichte</text:p>
                </text:list-item>
              </text:list>
            </text:list-item>
            <text:list-item>
              <text:p text:style-name="P19">Projekt-Website</text:p>
            </text:list-item>
            <text:list-item>
              <text:p text:style-name="P19">Schlusspräsentation</text:p>
            </text:list-item>
          </text:list>
        </text:list-item>
      </text:list>
      <text:p text:style-name="P3"/>
      <text:p text:style-name="P3"/>
      <text:p text:style-name="P13">Interne Meilenstein:</text:p>
      <text:list xml:id="list8323644311171240590" text:style-name="L2">
        <text:list-item>
          <text:p text:style-name="P16">Inception - Projektplanung und -infrastruktur</text:p>
        </text:list-item>
      </text:list>
      <text:p text:style-name="P25"><text:tab/>bis 08.04.</text:p>
      <text:p text:style-name="P25"><text:tab/>die wichtigsten Anforderungen sind spezifiziert</text:p>
      <text:list xml:id="list162729722324706" text:style-name="L2">
        <text:list-item>
          <text:p text:style-name="P16">Elaboration I - Modul 2 (WG erstellen)</text:p>
        </text:list-item>
      </text:list>
      <text:p text:style-name="P6"><text:tab/><text:span text:style-name="T3">bis 22.04.</text:span></text:p>
      <text:p text:style-name="P25"><text:tab/>Modul 2 getestet</text:p>
      <text:list xml:id="list162730555433324" text:style-name="L2">
        <text:list-item>
          <text:p text:style-name="P16">Elabor<text:span text:style-name="T6">atio</text:span>n II – Prototyp</text:p>
        </text:list-item>
      </text:list>
      <text:p text:style-name="P6"><text:tab/><text:span text:style-name="T3">bis 06.05. </text:span></text:p>
      <text:p text:style-name="P25"><text:tab/>Fertigstellung Prototyp: Räume und Benutzer können hinzugefügt, geändert und gelöscht werden</text:p>
      <text:list xml:id="list162731065962811" text:style-name="L2">
        <text:list-item>
          <text:p text:style-name="P16">Construction I - Modul 4 (Termine)</text:p>
        </text:list-item>
      </text:list>
      <text:p text:style-name="P25"><text:tab/>bis 20.05</text:p>
      <text:p text:style-name="P25"><text:tab/>Termine können in ein Kalender-Widget hinzugefügt, geändert und gelöscht werden</text:p>
      <text:list xml:id="list162730093577981" text:style-name="L2">
        <text:list-item>
          <text:p text:style-name="P16">Construction II - Modul 5</text:p>
        </text:list-item>
      </text:list>
      <text:p text:style-name="P25"><text:tab/>bis 03.06.</text:p>
      <text:p text:style-name="P25"><text:tab/>ein Putzplan kann erstellt, geändert und gelöscht werden. Er soll von jedem Benutzer eingesehen werden können.</text:p>
      <text:list xml:id="list162729843312016" text:style-name="L2">
        <text:list-item>
          <text:p text:style-name="P16">Construction III - Modul 6 und 7</text:p>
        </text:list-item>
      </text:list>
      <text:p text:style-name="P25"><text:tab/>bis 17.06.</text:p>
      <text:p text:style-name="P25"><text:tab/>es soll eine Einkaufsliste erstellt werden können, die von jedem Benutzer bearbeitet werden kann, </text:p>
      <text:p text:style-name="P25"><text:soft-page-break/><text:tab/>Benutzer können sich mit ihrem Passwort anmelden und Zugang zu ihren privaten Terminen haben</text:p>
      <text:list xml:id="list162730273611476" text:style-name="L2">
        <text:list-item>
          <text:p text:style-name="P16">Transition - Fertigstellung</text:p>
        </text:list-item>
      </text:list>
      <text:p text:style-name="P2"/>
      <text:p text:style-name="P2"/>
      <text:p text:style-name="P13">Projektinfrastruktur:</text:p>
      <text:list xml:id="list162730217533696" text:style-name="L2">
        <text:list-item>
          <text:p text:style-name="P16">Entwicklungsumgebung: Qt Creator</text:p>
        </text:list-item>
        <text:list-item>
          <text:p text:style-name="P16">Bibliotheken: Qt 5</text:p>
        </text:list-item>
        <text:list-item>
          <text:p text:style-name="P15"><text:span text:style-name="T1">Versionskontrollsystem: GitLab (</text:span><text:a xlink:type="simple" xlink:href="http://51.15.56.80/" text:style-name="Internet_20_link" text:visited-style-name="Visited_20_Internet_20_Link"><text:span text:style-name="T4">http://51.15.56.80/</text:span></text:a><text:span text:style-name="T1">)</text:span></text:p>
        </text:list-item>
        <text:list-item>
          <text:p text:style-name="P15"><text:span text:style-name="T1">Defect Tracking: GitLab (</text:span><text:a xlink:type="simple" xlink:href="https://www.dropbox.com/referrer_cleansing_redirect?hmac=R8GvOIe4LTRUtFOXk8vno6uLZHXfY%2BrkMYU0Pb%2B55PI%3D&amp;url=http%3A%2F%2F51.15.56.80%2F" text:style-name="Internet_20_link" text:visited-style-name="Visited_20_Internet_20_Link"><text:span text:style-name="T5">http://51.15.56.80/</text:span></text:a><text:span text:style-name="T1">)</text:span></text:p>
        </text:list-item>
      </text:list>
      <text:p text:style-name="P2"/>
      <text:p text:style-name="P2"/>
      <text:p text:style-name="P26">Arbeitspakete:</text:p>
      <text:list xml:id="list1190121136500621529" text:style-name="L3">
        <text:list-item>
          <text:p text:style-name="P17">Requirements:</text:p>
          <text:list>
            <text:list-item>
              <text:p text:style-name="P20">Use Cases – brief</text:p>
            </text:list-item>
            <text:list-item>
              <text:p text:style-name="P20">Use Cases – fully dressed</text:p>
            </text:list-item>
            <text:list-item>
              <text:p text:style-name="P20">Vision</text:p>
            </text:list-item>
            <text:list-item>
              <text:p text:style-name="P20">Software Requirement Specifications (SRS)</text:p>
            </text:list-item>
            <text:list-item>
              <text:p text:style-name="P20">Glossary</text:p>
            </text:list-item>
            <text:list-item>
              <text:p text:style-name="P21"/>
            </text:list-item>
          </text:list>
        </text:list-item>
        <text:list-item>
          <text:p text:style-name="P17">Analyse &amp; Design:</text:p>
          <text:list>
            <text:list-item>
              <text:p text:style-name="P20">Domänenmodell</text:p>
            </text:list-item>
            <text:list-item>
              <text:p text:style-name="P20">SSD</text:p>
            </text:list-item>
            <text:list-item>
              <text:p text:style-name="P20">Contract</text:p>
            </text:list-item>
            <text:list-item>
              <text:p text:style-name="P20">Klassendiagramm</text:p>
            </text:list-item>
            <text:list-item>
              <text:p text:style-name="P20">Zustandsdiagramm</text:p>
            </text:list-item>
            <text:list-item>
              <text:p text:style-name="P20">Architektur</text:p>
            </text:list-item>
            <text:list-item>
              <text:p text:style-name="P20">Objektorientierter Entwurf</text:p>
            </text:list-item>
            <text:list-item>
              <text:p text:style-name="P21"/>
            </text:list-item>
          </text:list>
        </text:list-item>
        <text:list-item>
          <text:p text:style-name="P17">Implementierung:</text:p>
          <text:list>
            <text:list-item>
              <text:p text:style-name="P20">Modul 1 – GUI</text:p>
            </text:list-item>
            <text:list-item>
              <text:p text:style-name="P20">Modul 2 – WG konfigurieren</text:p>
            </text:list-item>
            <text:list-item>
              <text:p text:style-name="P20">Modul 3 – WG erstellen</text:p>
            </text:list-item>
            <text:list-item>
              <text:p text:style-name="P20">Modul 4 – Termine</text:p>
            </text:list-item>
            <text:list-item>
              <text:p text:style-name="P20">Modul 5 – Putzplan</text:p>
            </text:list-item>
            <text:list-item>
              <text:p text:style-name="P20">Modul 6 – Einkaufsliste</text:p>
            </text:list-item>
            <text:list-item>
              <text:p text:style-name="P20">Modul 7 – Anmelden</text:p>
            </text:list-item>
            <text:list-item>
              <text:p text:style-name="P21"/>
            </text:list-item>
          </text:list>
        </text:list-item>
        <text:list-item>
          <text:p text:style-name="P17">Test:</text:p>
          <text:list>
            <text:list-item>
              <text:p text:style-name="P20">Unit Tests</text:p>
            </text:list-item>
            <text:list-item>
              <text:p text:style-name="P20">Funktionale Tests</text:p>
            </text:list-item>
            <text:list-item>
              <text:p text:style-name="P20"><text:soft-page-break/>Integrationstest</text:p>
            </text:list-item>
            <text:list-item>
              <text:p text:style-name="P20">Systemtest</text:p>
            </text:list-item>
            <text:list-item>
              <text:p text:style-name="P20">Abnahmetest</text:p>
            </text:list-item>
            <text:list-item>
              <text:p text:style-name="P21"/>
            </text:list-item>
          </text:list>
        </text:list-item>
        <text:list-item>
          <text:p text:style-name="P18">Dokumentation:</text:p>
          <text:list>
            <text:list-item>
              <text:p text:style-name="P20">Testprotokoll</text:p>
            </text:list-item>
            <text:list-item>
              <text:p text:style-name="P20">Codedokumentation</text:p>
            </text:list-item>
            <text:list-item>
              <text:p text:style-name="P20">Benutzerdokumentation</text:p>
            </text:list-item>
            <text:list-item>
              <text:p text:style-name="P21"/>
            </text:list-item>
          </text:list>
        </text:list-item>
        <text:list-item>
          <text:p text:style-name="P18">Projektmanagement:</text:p>
          <text:list>
            <text:list-item>
              <text:p text:style-name="P20">Projektinfrastruktur</text:p>
            </text:list-item>
            <text:list-item>
              <text:p text:style-name="P20">Zeitplan</text:p>
            </text:list-item>
            <text:list-item>
              <text:p text:style-name="P20">Projekt Website</text:p>
            </text:list-item>
            <text:list-item>
              <text:p text:style-name="P20">Projektplanung</text:p>
            </text:list-item>
          </text:list>
        </text:list-item>
      </text:list>
      <text:p text:style-name="P8"/>
      <text:p text:style-name="P8"/>
      <text:list xml:id="list162731041978952" text:style-name="L3">
        <text:list-item>
          <text:p text:style-name="P18">Wiederkehrende Tasks:</text:p>
          <text:list>
            <text:list-item>
              <text:p text:style-name="P22">Projektwissen</text:p>
            </text:list-item>
            <text:list-item>
              <text:p text:style-name="P23"/>
            </text:list-item>
          </text:list>
        </text:list-item>
        <text:list-item>
          <text:p text:style-name="P18">Sitzung:</text:p>
          <text:list>
            <text:list-item>
              <text:p text:style-name="P22">Ergebnisse zusammentragen</text:p>
            </text:list-item>
            <text:list-item>
              <text:p text:style-name="P23"/>
            </text:list-item>
          </text:list>
        </text:list-item>
        <text:list-item>
          <text:p text:style-name="P18">Qualitätsmanagement:</text:p>
          <text:list>
            <text:list-item>
              <text:p text:style-name="P23"/>
            </text:list-item>
          </text:list>
        </text:list-item>
      </text:list>
      <text:p text:style-name="P2"/>
      <text:p text:style-name="P2"/>
      <text:p text:style-name="P27">Arbeitszeiten:</text:p>
      <text:p text:style-name="P7"><text:span text:style-name="T2"><text:tab/></text:span><text:span text:style-name="T1">Für die Arbeitszeiterfassung und -planung auf individueller und Projektebene wird die bereitgestellte <text:tab/>Excel-Vorlage verwendet, mit deren Hilfe auch die Soll/Ist-Vergleiche erstellt werden.</text:span></text:p>
      <text:p text:style-name="P2"/>
      <text:p text:style-name="P2"/>
      <text:p text:style-name="P26">Kontrolle des Projektverlaufs:</text:p>
      <text:list xml:id="list162730402678240" text:style-name="L2">
        <text:list-item>
          <text:p text:style-name="P16">Jede Woche wird es ein festes Treffen geben, in dem man feststellt und vergleicht, wie weit man im derzeitigen Projektplan fortgeschritten ist, Ergebnisse zusammenträgt, sowie Fragen und das weitere Vorgehen bespricht.</text:p>
        </text:list-item>
        <text:list-item>
          <text:p text:style-name="P16">Vergleich des derzeitigen Stands mit den festgelegten Meilensteinen.</text:p>
        </text:list-item>
      </text:list>
      <text:p text:style-name="P2"/>
      <text:p text:style-name="P2"/>
      <text:p text:style-name="P10">Projektrisiken und Kontrollmaßnahmen:</text:p>
      <text:p text:style-name="P5"/>
      <table:table table:name="Table1" table:style-name="Table1">
        <table:table-column table:style-name="Table1.A"/>
        <table:table-column table:style-name="Table1.B"/>
        <table:table-row>
          <table:table-cell table:style-name="Table1.A1" office:value-type="string">
            <text:p text:style-name="P12">Projektrisiken</text:p>
          </table:table-cell>
          <table:table-cell table:style-name="Table1.A1" office:value-type="string">
            <text:p text:style-name="P12">Kontrollmaßnahmen</text:p>
          </table:table-cell>
        </table:table-row>
        <table:table-row>
          <table:table-cell table:style-name="Table1.A1" office:value-type="string">
            <text:p text:style-name="P11">Mangelnde Erfahrung für manche Teile des Projekts</text:p>
          </table:table-cell>
          <table:table-cell table:style-name="Table1.A1" office:value-type="string">
            <text:p text:style-name="P11">Kenntnisstand für spezifische Teile des Projekts erfassen und anhand dessen Aufgaben verteilen.</text:p>
          </table:table-cell>
        </table:table-row>
        <table:table-row>
          <table:table-cell table:style-name="Table1.A1" office:value-type="string">
            <text:p text:style-name="P11">Zeitmangel</text:p>
          </table:table-cell>
          <table:table-cell table:style-name="Table1.A1" office:value-type="string">
            <text:p text:style-name="P11">Teile des Projekts zeitlich realistisch einschätzen und über die gesamte Zeitperiode gut aufteilen.</text:p>
          </table:table-cell>
        </table:table-row>
        <table:table-row>
          <table:table-cell table:style-name="Table1.A1" office:value-type="string">
            <text:p text:style-name="P11">Wenige Kommunikation</text:p>
          </table:table-cell>
          <table:table-cell table:style-name="Table1.A1" office:value-type="string">
            <text:p text:style-name="P11">Jedes Projektmitglied muss Fragen anderer Mitglieder aktiv angehen. Probleme in der <text:soft-page-break/>Kommunikation müssen sofort angesprochen und gelöst werden. Zusätzlich 1-2 feste Termine pro Woche zum persönlichen Gespräch und Austausch des derzeitigen Stands.</text:p>
          </table:table-cell>
        </table:table-row>
        <table:table-row>
          <table:table-cell table:style-name="Table1.A1" office:value-type="string">
            <text:p text:style-name="P11">Unpassende Technologien</text:p>
          </table:table-cell>
          <table:table-cell table:style-name="Table1.A1" office:value-type="string">
            <text:p text:style-name="P11">Probleme der Projektinfrastruktur frühzeitig als wichtig ansehen und mit anderen Mitgliedern/ Professor diesbezüglich Kontakt aufnehmen.</text:p>
          </table:table-cell>
        </table:table-row>
        <table:table-row>
          <table:table-cell table:style-name="Table1.A1" office:value-type="string">
            <text:p text:style-name="P11">Viele Fehler im Code</text:p>
          </table:table-cell>
          <table:table-cell table:style-name="Table1.A1" office:value-type="string">
            <text:p text:style-name="P11">Ausreichend automatisierte und manuelle Tests schreiben und ausführen. Code darf ohne Tests nicht im Repository eingecheckt werden.</text:p>
          </table:table-cell>
        </table:table-row>
      </table:table>
      <text:p text:style-name="P5"/>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Helvetica" svg:font-family="Helvetica"/>
    <style:font-face style:name="Times" svg:font-family="Times"/>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fo:font-size="12pt" fo:language="en" fo:country="US" style:font-name-asian="DejaVu Sans" style:font-size-asian="12pt" style:language-asian="en" style:country-asian="US" style:font-name-complex="DejaVu Sans" style:font-size-complex="12pt" style:language-complex="en" style:country-complex="US"/>
    </style:default-style>
    <style:default-style style:family="paragraph">
      <style:paragraph-properties style:text-autospace="ideograph-alpha" style:punctuation-wrap="hanging" style:line-break="strict" style:tab-stop-distance="1.27cm" style:writing-mode="page"/>
      <style:text-properties fo:color="#000000" style:font-name="Times" fo:font-size="12pt" fo:language="en" fo:country="US" style:font-name-asian="DejaVu Sans" style:font-size-asian="12pt" style:language-asian="en" style:country-asian="US" style:font-name-complex="DejaVu Sans" style:font-size-complex="12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1.27cm" fo:margin-bottom="1.27cm" fo:margin-left="2.54cm" fo:margin-right="2.54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date>2018-05-01T16:28:26.651979614</dc:date>
    <meta:editing-duration>PT57S</meta:editing-duration>
    <meta:editing-cycles>1</meta:editing-cycles>
    <meta:document-statistic meta:table-count="1" meta:image-count="0" meta:object-count="0" meta:page-count="4" meta:paragraph-count="113" meta:word-count="493" meta:character-count="3550" meta:non-whitespace-character-count="3214"/>
  </office:meta>
</office:document-meta>
</file>